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11"/>SNU developer log day 411</text:h>
      <text:p text:style-name="P1">I continued work on language features again today. I have failed to bring this up for a while now, but SNU is starting to get really cluttered, and more difficult to work with. I started out with a short todo list in December of 2019, and now I have 3 ToDo lists (they are comments in the source code of the update log) they started small, but now it is an extra 8+ kilobytes and over 200 lines a day, and the majority of it is going unfulfilled. I am working on the issue now, and will try to find a way to better sort this info.</text:p>
      <text:p text:style-name="P1">Today I worked on the new translation service again, along with an HTML test reference page of the ISO language codes. I also did the usual documentation changes, and got a little done. Development is a little slow at the moment, I am working out my schedule, and working on many projects. I have 6 weeks off from school now due to the COVID-19 outbreak, and I just solved a technical issue that altered my performance at school. Today was a decent day for development, but I just need more to do.</text:p>
      <text:p text:style-name="Text_20_body"><text:span text:style-name="T1">Sean Patrick Myrick on March 16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20:37:27.494000000</meta:creation-date>
    <dc:date>2020-03-17T20:37:42.365000000</dc:date>
    <meta:editing-duration>PT17S</meta:editing-duration>
    <meta:editing-cycles>1</meta:editing-cycles>
    <meta:document-statistic meta:table-count="0" meta:image-count="0" meta:object-count="0" meta:page-count="1" meta:paragraph-count="4" meta:word-count="211" meta:character-count="1090" meta:non-whitespace-character-count="883"/>
    <meta:generator>LibreOffice/6.1.2.1$Windows_X86_64 LibreOffice_project/65905a128db06ba48db947242809d14d3f9a93fe</meta:generator>
  </office:meta>
</office:document-meta>
</file>